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9cm" fo:min-width="0.9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151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objectwithoutfill">
      <style:graphic-properties svg:stroke-color="#3465a4" draw:marker-start="Arrow" draw:marker-end="" draw:marker-end-width="0.3cm" draw:fill="solid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9" style:family="graphic" style:parent-style-name="objectwithoutfill">
      <style:graphic-properties svg:stroke-color="#3465a4"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4.195cm" fo:min-width="7.501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1.65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17" style:family="graphic" style:parent-style-name="measure">
      <style:graphic-properties draw:textarea-vertical-align="middle" draw:line-distance="1.70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.425cm" svg:height="1.899cm" draw:transform="skewX (-0.000523598775598299) rotate (-1.56678206951531) translate (9.244cm 7.061cm)">
            <text:p text:style-name="P1"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layer="layout" svg:width="1.272cm" svg:height="0.962cm" draw:transform="rotate (-1.57515964992488) translate (9.202cm 7.191cm)">
            <draw:text-box>
              <text:p>Rx</text:p>
            </draw:text-box>
          </draw:frame>
        </draw:g>
        <draw:custom-shape draw:style-name="gr3" draw:text-style-name="P2" xml:id="id2" draw:id="id2" draw:layer="layout" svg:width="1.651cm" svg:height="0.762cm" svg:x="4.556cm" svg:y="7.377cm">
          <text:p text:style-name="P2">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1.397cm" svg:height="1.397cm" svg:x="2.397cm" svg:y="6.842cm">
          <text:p text:style-name="P2">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2.667cm" svg:height="1.016cm" svg:x="4.048cm" svg:y="5.726cm">
          <text:p text:style-name="P2">Tx Chain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667cm" svg:height="1.016cm" svg:x="1.762cm" svg:y="8.493cm">
          <text:p text:style-name="P2">Rx Cha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5.381cm" svg:y1="6.742cm" svg:x2="5.381cm" svg:y2="7.377cm" draw:start-shape="id1" draw:start-glue-point="2" draw:end-shape="id2" svg:d="M5381 6742v635" svg:viewBox="0 0 1 636">
          <text:p/>
        </draw:connector>
        <draw:connector draw:style-name="gr7" draw:text-style-name="P2" draw:layer="layout" draw:type="line" svg:x1="6.207cm" svg:y1="7.758cm" svg:x2="7.346cm" svg:y2="7.777cm" draw:start-shape="id2" draw:start-glue-point="1" draw:end-shape="id3" svg:d="M6207 7758l1139 19" svg:viewBox="0 0 1140 20">
          <text:p/>
        </draw:connector>
        <draw:g xml:id="id4" draw:id="id4">
          <draw:custom-shape draw:style-name="gr1" draw:text-style-name="P1" draw:layer="layout" svg:width="1.425cm" svg:height="1.899cm" draw:transform="skewX (-0.000523598775598299) rotate (-1.56678206951531) translate (9.244cm 5.53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1.209cm" svg:height="0.962cm" draw:transform="rotate (-1.57515964992488) translate (9.202cm 5.667cm)">
            <draw:text-box>
              <text:p>Tx</text:p>
            </draw:text-box>
          </draw:frame>
        </draw:g>
        <draw:connector draw:style-name="gr9" draw:text-style-name="P2" draw:layer="layout" draw:type="line" svg:x1="7.346cm" svg:y1="6.253cm" svg:x2="6.715cm" svg:y2="6.234cm" draw:start-shape="id4" draw:start-glue-point="3" draw:end-shape="id1" draw:end-glue-point="1" svg:d="M7346 6253l-631-19" svg:viewBox="0 0 632 20">
          <text:p/>
        </draw:connector>
        <draw:connector draw:style-name="gr6" draw:text-style-name="P2" draw:layer="layout" svg:x1="3.096cm" svg:y1="6.842cm" svg:x2="4.048cm" svg:y2="6.234cm" draw:start-shape="id5" draw:start-glue-point="4" draw:end-shape="id1" draw:end-glue-point="3" svg:d="M3096 6842v-608h952" svg:viewBox="0 0 953 609">
          <text:p/>
        </draw:connector>
        <draw:connector draw:style-name="gr6" draw:text-style-name="P2" draw:layer="layout" svg:x1="5.381cm" svg:y1="8.139cm" svg:x2="4.429cm" svg:y2="9.001cm" draw:start-shape="id2" draw:start-glue-point="2" draw:end-shape="id6" svg:d="M5381 8139v862h-952" svg:viewBox="0 0 953 863">
          <text:p/>
        </draw:connector>
        <draw:custom-shape draw:style-name="gr10" draw:text-style-name="P2" draw:layer="layout" svg:width="8.001cm" svg:height="4.445cm" svg:x="1.254cm" svg:y="5.1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54cm" svg:height="1.673cm" svg:x="1.381cm" svg:y="5.191cm">
          <draw:text-box>
            <text:p>Radar</text:p>
          </draw:text-box>
        </draw:frame>
        <draw:custom-shape draw:style-name="gr12" draw:text-style-name="P2" draw:layer="layout" svg:width="0.508cm" svg:height="1.905cm" svg:x="13.827cm" svg:y="6.33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draw:layer="layout" svg:width="1.016cm" svg:height="0.254cm" svg:x="13.319cm" svg:y="6.08cm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10959.29203539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2.159cm" svg:height="0.508cm" draw:transform="rotate (1.5707963267949) translate (13.319cm 8.23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5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9.255cm" svg:y1="6.207cm" svg:x2="13.573cm" svg:y2="7.096cm">
          <text:p/>
        </draw:line>
        <draw:line draw:style-name="gr15" draw:text-style-name="P2" draw:layer="layout" svg:x1="13.573cm" svg:y1="7.096cm" svg:x2="9.255cm" svg:y2="7.858cm">
          <text:p/>
        </draw:line>
        <draw:custom-shape draw:style-name="gr16" draw:text-style-name="P2" draw:layer="layout" svg:width="0.508cm" svg:height="1.016cm" draw:transform="rotate (-1.57795217672807) translate (16.004cm 5.83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1.57795217672807) translate (16.002cm 6.34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1.57795217672807) translate (16.002cm 6.85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1.57795217672807) translate (16cm 7.36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1.57795217672807) translate (16.002cm 7.85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1.57795217672807) translate (16cm 8.37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4.61cm 8.36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4.099cm 8.36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3.594cm 8.36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3.083cm 8.367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2.568cm 8.36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508cm" svg:height="1.016cm" draw:transform="rotate (-0.00715584993317744) translate (12.057cm 8.36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17" draw:text-style-name="P3" draw:layer="measurelines" svg:x1="13.319cm" svg:y1="7.858cm" svg:x2="6.207cm" svg:y2="7.858cm">
          <text:p text:style-name="P3"><text:span text:style-name="T1">D + Delta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7T14:16:56.207163945</meta:creation-date>
    <dc:date>2017-06-11T11:40:17.155170955</dc:date>
    <dc:creator>Francisco Soler</dc:creator>
    <meta:editing-duration>PT1H8M41S</meta:editing-duration>
    <meta:editing-cycles>23</meta:editing-cycles>
    <meta:generator>LibreOffice/4.3.3.2$Linux_X86_64 LibreOffice_project/430m0$Build-2</meta:generator>
    <meta:document-statistic meta:object-count="35"/>
  </office:meta>
</office:document-meta>
</file>